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top" draw:textarea-horizontal-align="left" draw:fill="none" draw:stroke="solid" svg:stroke-width="0.03472in" svg:stroke-color="#ed7d31" svg:stroke-opacity="100%" draw:auto-grow-width="false" draw:auto-grow-height="true"/>
      <style:paragraph-properties style:font-independent-line-spacing="true" style:writing-mode="lr-tb"/>
    </style:style>
    <style:style style:family="graphic" style:name="a492">
      <style:graphic-properties fo:wrap-option="wrap" fo:padding-top="0.05in" fo:padding-bottom="0.05in" fo:padding-left="0.1in" fo:padding-right="0.1in" draw:textarea-vertical-align="top" draw:textarea-horizontal-align="left" draw:fill="none" draw:stroke="solid" svg:stroke-width="0.03472in" svg:stroke-color="#00b050" svg:stroke-opacity="100%" draw:auto-grow-width="false" draw:auto-grow-heigh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top" draw:textarea-horizontal-align="left" draw:fill="none" draw:stroke="solid" svg:stroke-width="0.03472in" svg:stroke-color="#ed7d31" svg:stroke-opacity="100%" draw:auto-grow-width="false" draw:auto-grow-height="tru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top" draw:textarea-horizontal-align="left" draw:fill="none" draw:stroke="solid" svg:stroke-width="0.03472in" svg:stroke-color="#7030a0" svg:stroke-opacity="100%" draw:auto-grow-width="false" draw:auto-grow-height="true"/>
      <style:paragraph-properties style:font-independent-line-spacing="true" style:writing-mode="lr-tb"/>
    </style:style>
    <style:style style:family="paragraph" style:name="a45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top" draw:textarea-horizontal-align="left" draw:fill="none" draw:stroke="solid" svg:stroke-width="0.03472in" svg:stroke-color="#0070c0" svg:stroke-opacity="100%" draw:auto-grow-width="false" draw:auto-grow-height="true"/>
      <style:paragraph-properties style:font-independent-line-spacing="true" style:writing-mode="lr-tb"/>
    </style:style>
    <style:style style:family="graphic" style:name="a520">
      <style:graphic-properties fo:wrap-option="wrap" fo:padding-top="0.05in" fo:padding-bottom="0.05in" fo:padding-left="0.1in" fo:padding-right="0.1in" draw:textarea-vertical-align="top" draw:textarea-horizontal-align="left" draw:fill="none" draw:stroke="solid" svg:stroke-width="0.03472in" svg:stroke-color="#00b050" svg:stroke-opacity="100%" draw:auto-grow-width="false" draw:auto-grow-heigh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top" draw:textarea-horizontal-align="left" draw:fill="none" draw:stroke="solid" svg:stroke-width="0.03472in" svg:stroke-color="#ed7d31" svg:stroke-opacity="100%" draw:auto-grow-width="false" draw:auto-grow-height="tru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solid" svg:stroke-width="0.03472in" svg:stroke-color="#7030a0" svg:stroke-opacity="100%" draw:auto-grow-width="false" draw:auto-grow-heigh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4">
      <style:graphic-properties fo:wrap-option="wrap" fo:padding-top="0.05in" fo:padding-bottom="0.05in" fo:padding-left="0.1in" fo:padding-right="0.1in" draw:textarea-vertical-align="top" draw:textarea-horizontal-align="left" draw:fill="none" draw:stroke="solid" svg:stroke-width="0.03472in" svg:stroke-color="#ed7d31" svg:stroke-opacity="100%" draw:auto-grow-width="false" draw:auto-grow-height="true"/>
      <style:paragraph-properties style:font-independent-line-spacing="true" style:writing-mode="lr-tb"/>
    </style:style>
    <style:style style:family="paragraph" style:name="a41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top" draw:textarea-horizontal-align="left" draw:fill="none" draw:stroke="solid" svg:stroke-width="0.03472in" svg:stroke-color="#7030a0" svg:stroke-opacity="100%" draw:auto-grow-width="false" draw:auto-grow-height="true"/>
      <style:paragraph-properties style:font-independent-line-spacing="true" style:writing-mode="lr-tb"/>
    </style:style>
    <style:style style:family="paragraph" style:name="a47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05in" fo:padding-bottom="0.05in" fo:padding-left="0.1in" fo:padding-right="0.1in" draw:textarea-vertical-align="top" draw:textarea-horizontal-align="left" draw:fill="none" draw:stroke="solid" svg:stroke-width="0.03472in" svg:stroke-color="#0070c0" svg:stroke-opacity="100%" draw:auto-grow-width="false" draw:auto-grow-height="true"/>
      <style:paragraph-properties style:font-independent-line-spacing="true" style:writing-mode="lr-tb"/>
    </style:style>
    <style:style style:family="paragraph" style:name="a42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5in" fo:padding-bottom="0.05in" fo:padding-left="0.1in" fo:padding-right="0.1in" draw:textarea-vertical-align="top" draw:textarea-horizontal-align="left" draw:fill="none" draw:stroke="solid" svg:stroke-width="0.03472in" svg:stroke-color="#0070c0" svg:stroke-opacity="100%" draw:auto-grow-width="false" draw:auto-grow-heigh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top" draw:textarea-horizontal-align="left" draw:fill="none" draw:stroke="solid" svg:stroke-width="0.03472in" svg:stroke-color="#ed7d31" svg:stroke-opacity="100%" draw:auto-grow-width="false" draw:auto-grow-heigh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0">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top" draw:textarea-horizontal-align="left" draw:fill="none" draw:stroke="solid" svg:stroke-width="0.03472in" svg:stroke-color="#7030a0" svg:stroke-opacity="100%" draw:auto-grow-width="false" draw:auto-grow-height="true"/>
      <style:paragraph-properties style:font-independent-line-spacing="true" style:writing-mode="lr-tb"/>
    </style:style>
    <style:style style:family="graphic" style:name="a480">
      <style:graphic-properties fo:wrap-option="wrap" fo:padding-top="0.05in" fo:padding-bottom="0.05in" fo:padding-left="0.1in" fo:padding-right="0.1in" draw:textarea-vertical-align="top" draw:textarea-horizontal-align="left" draw:fill="none" draw:stroke="solid" svg:stroke-width="0.03472in" svg:stroke-color="#ed7d31" svg:stroke-opacity="100%" draw:auto-grow-width="false" draw:auto-grow-height="tru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top" draw:textarea-horizontal-align="left" draw:fill="none" draw:stroke="solid" svg:stroke-width="0.03472in" svg:stroke-color="#00b050" svg:stroke-opacity="100%" draw:auto-grow-width="false" draw:auto-grow-height="true"/>
      <style:paragraph-properties style:font-independent-line-spacing="true" style:writing-mode="lr-tb"/>
    </style:style>
    <style:style style:family="graphic" style:name="a439">
      <style:graphic-properties fo:wrap-option="wrap" fo:padding-top="0.05in" fo:padding-bottom="0.05in" fo:padding-left="0.1in" fo:padding-right="0.1in" draw:textarea-vertical-align="top" draw:textarea-horizontal-align="left" draw:fill="none" draw:stroke="solid" svg:stroke-width="0.03472in" svg:stroke-color="#0070c0" svg:stroke-opacity="100%" draw:auto-grow-width="false" draw:auto-grow-height="tru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500">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top" draw:textarea-horizontal-align="center" draw:fill="none" draw:stroke="solid" svg:stroke-width="0.03472in" svg:stroke-color="#0070c0" svg:stroke-opacity="100%" draw:auto-grow-width="false" draw:auto-grow-height="true"/>
      <style:paragraph-properties style:font-independent-line-spacing="true" style:writing-mode="lr-tb"/>
    </style:style>
    <style:style style:family="graphic" style:name="a505">
      <style:graphic-properties fo:wrap-option="wrap" fo:padding-top="0.05in" fo:padding-bottom="0.05in" fo:padding-left="0.1in" fo:padding-right="0.1in" draw:textarea-vertical-align="top" draw:textarea-horizontal-align="left" draw:fill="none" draw:stroke="solid" svg:stroke-width="0.03472in" svg:stroke-color="#00b050" svg:stroke-opacity="100%" draw:auto-grow-width="false" draw:auto-grow-heigh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complex="Arial" style:font-family-generic="swiss" style:font-family-generic-asian="roman" style:font-family-generic-complex="swiss" style:font-pitch="variable" style:font-pitch-asian="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office:automatic-styles>
  <office:body>
    <office:presentation>
      <draw:page draw:name="Slide1" draw:style-name="a381" draw:master-page-name="Master1-Layout1-title-Title-Slide" presentation:presentation-page-layout-name="Master1-PPL1" draw:id="Slide-256">
        <draw:frame draw:id="id63" presentation:style-name="a385" draw:name="Title 1" svg:x="0.34896in" svg:y="0.19502in" svg:width="6.46875in" svg:height="0.75656in" presentation:class="title" presentation:placeholder="false">
          <draw:text-box>
            <text:p text:style-name="a384" text:class-names="" text:cond-style-name=""><text:span text:style-name="a382" text:class-names="">Appendix 1: Workflow for journal article requests featuring a new National Holdings Database</text:span><text:span text:style-name="a383" text:class-names=""/></text:p>
          </draw:text-box>
          <svg:title/>
          <svg:desc/>
        </draw:frame>
        <draw:frame draw:id="id64" draw:style-name="a395" draw:name="TextBox 23" svg:x="0.34896in" svg:y="0.92818in" svg:width="6.82431in" svg:height="1.51465in">
          <draw:text-box>
            <text:p text:style-name="a387" text:class-names="" text:cond-style-name=""><text:span text:style-name="a386" text:class-names=""> </text:span></text:p>
            <text:p text:style-name="a390" text:class-names="" text:cond-style-name=""><text:span text:style-name="a388" text:class-names="">The flowchart below shows how the National (EDS) discovery service [purple boxes], local LMSs [blue boxes] and a National Holdings Database [green boxes] ideally interface together</text:span><text:span text:style-name="a389" text:class-names="">.<text:s text:c="1"/></text:span></text:p>
            <text:p text:style-name="a392" text:class-names="" text:cond-style-name=""><text:span text:style-name="a391" text:class-names=""/></text:p>
            <text:p text:style-name="a394" text:class-names="" text:cond-style-name=""><text:span text:style-name="a393" text:class-names="">For clarity, the workflow has been simplified and excludes a number of potential exceptions.</text:span></text:p>
          </draw:text-box>
          <svg:title/>
          <svg:desc/>
        </draw:frame>
        <draw:frame draw:id="id65" draw:style-name="a399" draw:name="TextBox 27" svg:x="0.50451in" svg:y="2.63508in" svg:width="3.24549in" svg:height="0.70684in">
          <draw:text-box>
            <text:list text:style-name="a398">
              <text:list-item>
                <text:p text:style-name="a397" text:class-names="" text:cond-style-name=""><text:span text:style-name="a396" text:class-names="">User logs in to NHS OpenAthens (OA), searches the National Discovery Service (EDS) and finds the article</text:span></text:p>
              </text:list-item>
            </text:list>
          </draw:text-box>
          <svg:title/>
          <svg:desc/>
        </draw:frame>
        <draw:custom-shape svg:width="0.31806in" svg:height="0.29262in" draw:id="id66" draw:style-name="a402" draw:transform="translate(-0.15903in -0.14631in) rotate(-4.71239) translate(4.14773in 2.98849in)" draw:name="Arrow: Down 31">
          <svg:title/>
          <svg:desc/>
          <text:p text:style-name="a401" text:class-names="" text:cond-style-name=""><text:span text:style-name="a40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67" draw:style-name="a409" draw:name="TextBox 21" svg:x="4.54545in" svg:y="2.63416in" svg:width="2.7912in" svg:height="0.90879in">
          <draw:text-box>
            <text:list text:style-name="a405">
              <text:list-item>
                <text:p text:style-name="a404" text:class-names="" text:cond-style-name=""><text:span text:style-name="a403" text:class-names="">Full text of article is available directly to the user (on the basis of their OA ID)<text:s text:c="1"/></text:span></text:p>
              </text:list-item>
            </text:list>
            <text:list text:style-name="a408">
              <text:list-item>
                <text:p text:style-name="a407" text:class-names="" text:cond-style-name=""><text:span text:style-name="a406" text:class-names="">Request satisfied</text:span></text:p>
              </text:list-item>
            </text:list>
          </draw:text-box>
          <svg:title/>
          <svg:desc/>
        </draw:frame>
        <draw:custom-shape svg:x="1.96823in" svg:y="3.42167in" svg:width="0.31806in" svg:height="0.29262in" draw:id="id68" draw:style-name="a412" draw:name="Arrow: Down 30">
          <svg:title/>
          <svg:desc/>
          <text:p text:style-name="a411" text:class-names="" text:cond-style-name=""><text:span text:style-name="a41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69" draw:style-name="a422" draw:name="TextBox 26" svg:x="0.50451in" svg:y="3.81488in" svg:width="3.24549in" svg:height="1.3127in">
          <draw:text-box>
            <text:list text:style-name="a415">
              <text:list-item>
                <text:p text:style-name="a414" text:class-names="" text:cond-style-name=""><text:span text:style-name="a413" text:class-names="">User does not have access to the full text (or article not found) so clicks request button.</text:span></text:p>
              </text:list-item>
            </text:list>
            <text:list text:style-name="a418">
              <text:list-item>
                <text:p text:style-name="a417" text:class-names="" text:cond-style-name=""><text:span text:style-name="a416" text:class-names="">EDS presents an article request form pre-populated with article data</text:span></text:p>
              </text:list-item>
            </text:list>
            <text:list text:style-name="a421">
              <text:list-item>
                <text:p text:style-name="a420" text:class-names="" text:cond-style-name=""><text:span text:style-name="a419" text:class-names="">User places request.</text:span></text:p>
              </text:list-item>
            </text:list>
          </draw:text-box>
          <svg:title/>
          <svg:desc/>
        </draw:frame>
        <draw:custom-shape svg:x="1.97587in" svg:y="5.25161in" svg:width="0.31806in" svg:height="0.29262in" draw:id="id70" draw:style-name="a425" draw:name="Arrow: Down 32">
          <svg:title/>
          <svg:desc/>
          <text:p text:style-name="a424" text:class-names="" text:cond-style-name=""><text:span text:style-name="a423"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71" draw:style-name="a432" draw:name="TextBox 19" svg:x="0.50451in" svg:y="5.65965in" svg:width="3.24549in" svg:height="0.70684in">
          <draw:text-box>
            <text:list text:style-name="a428">
              <text:list-item>
                <text:p text:style-name="a427" text:class-names="" text:cond-style-name=""><text:span text:style-name="a426" text:class-names="">EDS delivers the request to the user’s ‘home’ library</text:span></text:p>
              </text:list-item>
            </text:list>
            <text:list text:style-name="a431">
              <text:list-item>
                <text:p text:style-name="a430" text:class-names="" text:cond-style-name=""><text:span text:style-name="a429" text:class-names="">(via email or other API).</text:span></text:p>
              </text:list-item>
            </text:list>
          </draw:text-box>
          <svg:title/>
          <svg:desc/>
        </draw:frame>
        <draw:custom-shape svg:x="1.96823in" svg:y="6.51261in" svg:width="0.31806in" svg:height="0.29262in" draw:id="id72" draw:style-name="a435" draw:name="Arrow: Down 33">
          <svg:title/>
          <svg:desc/>
          <text:p text:style-name="a434" text:class-names="" text:cond-style-name=""><text:span text:style-name="a433"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73" draw:style-name="a439" draw:name="TextBox 28" svg:x="0.50451in" svg:y="6.91738in" svg:width="3.24549in" svg:height="0.70684in">
          <draw:text-box>
            <text:list text:style-name="a438">
              <text:list-item>
                <text:p text:style-name="a437" text:class-names="" text:cond-style-name=""><text:span text:style-name="a436" text:class-names="">Article and user details automatically imported into the ILDS function of the <text:s text:c="1"/>local LMS.</text:span></text:p>
              </text:list-item>
            </text:list>
          </draw:text-box>
          <svg:title/>
          <svg:desc/>
        </draw:frame>
        <draw:frame draw:id="id74" draw:style-name="a444" draw:name="TextBox 36" svg:x="4.37095in" svg:y="6.91738in" svg:width="2.96571in" svg:height="1.11074in">
          <draw:text-box>
            <text:p text:style-name="a443" text:class-names="" text:cond-style-name=""><text:span text:style-name="a440" text:class-names="">NOTE</text:span><text:span text:style-name="a441" text:class-names="">: It is unclear how the integration between EDS and the local LMS will be achieved. Some but not all LMS have integration with resource sharing.</text:span><text:span text:style-name="a442" text:class-names=""/></text:p>
          </draw:text-box>
          <svg:title/>
          <svg:desc/>
        </draw:frame>
        <draw:custom-shape svg:x="1.91799in" svg:y="7.73387in" svg:width="0.31806in" svg:height="0.29262in" draw:id="id75" draw:style-name="a447" draw:name="Arrow: Down 34">
          <svg:title/>
          <svg:desc/>
          <text:p text:style-name="a446" text:class-names="" text:cond-style-name=""><text:span text:style-name="a445"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76" draw:style-name="a459" draw:name="TextBox 29" svg:x="0.50451in" svg:y="8.17511in" svg:width="3.24549in" svg:height="1.91855in">
          <draw:text-box>
            <text:list text:style-name="a450">
              <text:list-item>
                <text:p text:style-name="a449" text:class-names="" text:cond-style-name=""><text:span text:style-name="a448" text:class-names="">LKS member of staff at the ‘home’ library uses the ILDS function in the LMS to view requests that need to be actioned.</text:span></text:p>
              </text:list-item>
            </text:list>
            <text:list text:style-name="a453">
              <text:list-item>
                <text:p text:style-name="a452" text:class-names="" text:cond-style-name=""><text:span text:style-name="a451" text:class-names="">Double-checks the user search interface to ensure full text is not actually available to user.<text:s text:c="1"/></text:span></text:p>
              </text:list-item>
            </text:list>
            <text:list text:style-name="a458">
              <text:list-item>
                <text:p text:style-name="a457" text:class-names="" text:cond-style-name=""><text:span text:style-name="a454" text:class-names="">Also checks and if necessary, adds metadata (</text:span><text:span text:style-name="a455" text:class-names="">e.g.</text:span><text:span text:style-name="a456" text:class-names=""><text:s text:c="1"/>ISSN).</text:span></text:p>
              </text:list-item>
            </text:list>
          </draw:text-box>
          <svg:title/>
          <svg:desc/>
        </draw:frame>
        <draw:frame draw:id="id77" draw:style-name="a464" draw:name="TextBox 37" svg:x="4.37095in" svg:y="8.16649in" svg:width="2.96571in" svg:height="0.50488in">
          <draw:text-box>
            <text:p text:style-name="a463" text:class-names="" text:cond-style-name=""><text:span text:style-name="a460" text:class-names="">NOTE</text:span><text:span text:style-name="a461" text:class-names="">: Assumes the local LMS has an ILDS function/module.</text:span><text:span text:style-name="a462" text:class-names=""/></text:p>
          </draw:text-box>
          <svg:title/>
          <svg:desc/>
        </draw:frame>
        <draw:custom-shape svg:x="1.95923in" svg:y="10.16496in" svg:width="0.31806in" svg:height="0.29262in" draw:id="id78" draw:style-name="a467" draw:name="Arrow: Down 35">
          <svg:title/>
          <svg:desc/>
          <text:p text:style-name="a466" text:class-names="" text:cond-style-name=""><text:span text:style-name="a465"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Slide2" draw:style-name="a468" draw:master-page-name="Master1-Layout2-obj-Title-and-Content" presentation:presentation-page-layout-name="Master1-PPL2" draw:id="Slide-257">
        <draw:frame draw:id="id79" presentation:style-name="a472" draw:name="Title 1" svg:x="0.50451in" svg:y="0.08705in" svg:width="6.46875in" svg:height="0.56178in" presentation:class="title" presentation:placeholder="false">
          <draw:text-box>
            <text:p text:style-name="a471" text:class-names="" text:cond-style-name=""><text:span text:style-name="a469" text:class-names="">Appendix 1: Workflow for journal article requests featuring a new National Holdings Database (cont.))</text:span><text:span text:style-name="a470" text:class-names=""/></text:p>
          </draw:text-box>
          <svg:title/>
          <svg:desc/>
        </draw:frame>
        <draw:frame draw:id="id80" draw:style-name="a475" draw:name="TextBox 3" svg:x="0.50451in" svg:y="0.91738in" svg:width="3.24549in" svg:height="0.90879in">
          <draw:text-box>
            <text:p text:style-name="a474" text:class-names="" text:cond-style-name=""><text:span text:style-name="a473" text:class-names="">LKS member of staff submits the request (user and article details) which is loaded automatically into the national holdings database (NHD)</text:span></text:p>
          </draw:text-box>
          <svg:title/>
          <svg:desc/>
        </draw:frame>
        <draw:frame draw:id="id81" draw:style-name="a480" draw:name="TextBox 18" svg:x="4.26452in" svg:y="0.94424in" svg:width="3.00821in" svg:height="1.11074in">
          <draw:text-box>
            <text:p text:style-name="a479" text:class-names="" text:cond-style-name=""><text:span text:style-name="a476" text:class-names="">NOTE:<text:s text:c="1"/></text:span><text:span text:style-name="a477" text:class-names="">It is unclear how the integration between the LMS and NHD will be achieved. Some but not all LMS have integration with resource sharing.<text:s text:c="1"/></text:span><text:span text:style-name="a478" text:class-names=""/></text:p>
          </draw:text-box>
          <svg:title/>
          <svg:desc/>
        </draw:frame>
        <draw:custom-shape svg:x="1.96823in" svg:y="1.91931in" svg:width="0.31806in" svg:height="0.29262in" draw:id="id82" draw:style-name="a483" draw:name="Arrow: Down 11">
          <svg:title/>
          <svg:desc/>
          <text:p text:style-name="a482" text:class-names="" text:cond-style-name=""><text:span text:style-name="a481"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83" draw:style-name="a486" draw:name="TextBox 4" svg:x="0.5257in" svg:y="2.32352in" svg:width="3.24549in" svg:height="0.90879in">
          <draw:text-box>
            <text:p text:style-name="a485" text:class-names="" text:cond-style-name=""><text:span text:style-name="a484" text:class-names="">Using load balancing functionality, the NHD delivers the request to a library which should be able to supply, via their NHD ‘inbox’<text:s text:c="1"/></text:span></text:p>
          </draw:text-box>
          <svg:title/>
          <svg:desc/>
        </draw:frame>
        <draw:custom-shape svg:width="0.31806in" svg:height="0.29262in" draw:id="id84" draw:style-name="a489" draw:transform="translate(-0.15903in -0.14631in) rotate(-4.71239) translate(4.01786in 2.77792in)" draw:name="Arrow: Down 16">
          <svg:title/>
          <svg:desc/>
          <text:p text:style-name="a488" text:class-names="" text:cond-style-name=""><text:span text:style-name="a487"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85" draw:style-name="a492" draw:name="TextBox 17" svg:x="4.26452in" svg:y="2.32352in" svg:width="3.00821in" svg:height="1.11074in">
          <draw:text-box>
            <text:p text:style-name="a491" text:class-names="" text:cond-style-name=""><text:span text:style-name="a490" text:class-names="">If the article is not found in the NHD, an alert goes to staff at the user’s home library to advise them to source article another way (e.g. BL, Reprints Desk)</text:span></text:p>
          </draw:text-box>
          <svg:title/>
          <svg:desc/>
        </draw:frame>
        <draw:custom-shape svg:x="1.96823in" svg:y="3.34391in" svg:width="0.31806in" svg:height="0.29262in" draw:id="id86" draw:style-name="a495" draw:name="Arrow: Down 12">
          <svg:title/>
          <svg:desc/>
          <text:p text:style-name="a494" text:class-names="" text:cond-style-name=""><text:span text:style-name="a493"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87" draw:style-name="a505" draw:name="TextBox 9" svg:x="0.5257in" svg:y="3.72967in" svg:width="3.24549in" svg:height="1.11074in">
          <draw:text-box>
            <text:list text:style-name="a498">
              <text:list-item>
                <text:p text:style-name="a497" text:class-names="" text:cond-style-name=""><text:span text:style-name="a496" text:class-names="">Staff at the supplying library check NHD for requests they need to supply.</text:span></text:p>
              </text:list-item>
            </text:list>
            <text:list text:style-name="a501">
              <text:list-item>
                <text:p text:style-name="a500" text:class-names="" text:cond-style-name=""><text:span text:style-name="a499" text:class-names="">Retrieve article and make PDF</text:span></text:p>
              </text:list-item>
            </text:list>
            <text:list text:style-name="a504">
              <text:list-item>
                <text:p text:style-name="a503" text:class-names="" text:cond-style-name=""><text:span text:style-name="a502" text:class-names="">Email PDF direct to user with appropriate copyright statement.</text:span></text:p>
              </text:list-item>
            </text:list>
          </draw:text-box>
          <svg:title/>
          <svg:desc/>
        </draw:frame>
        <draw:frame draw:id="id88" draw:style-name="a510" draw:name="TextBox 19" svg:x="4.26452in" svg:y="3.47736in" svg:width="3.00821in" svg:height="1.51465in">
          <draw:text-box>
            <text:p text:style-name="a509" text:class-names="" text:cond-style-name=""><text:span text:style-name="a506" text:class-names="">NOTE:<text:s text:c="1"/></text:span><text:span text:style-name="a507" text:class-names="">It is unclear how the NHD will get all the journal holdings data from NHS England libraries. Loading data from the EBSCO knowledgebase currently seems most promising but uploading data from regional LMS could be an option in future.</text:span><text:span text:style-name="a508" text:class-names=""/></text:p>
          </draw:text-box>
          <svg:title/>
          <svg:desc/>
        </draw:frame>
        <draw:custom-shape svg:x="1.98942in" svg:y="4.95068in" svg:width="0.31806in" svg:height="0.29262in" draw:id="id89" draw:style-name="a513" draw:name="Arrow: Down 13">
          <svg:title/>
          <svg:desc/>
          <text:p text:style-name="a512" text:class-names="" text:cond-style-name=""><text:span text:style-name="a511"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90" draw:style-name="a520" draw:name="TextBox 10" svg:x="0.5257in" svg:y="5.31932in" svg:width="3.24549in" svg:height="1.11074in">
          <draw:text-box>
            <text:list text:style-name="a516">
              <text:list-item>
                <text:p text:style-name="a515" text:class-names="" text:cond-style-name=""><text:span text:style-name="a514" text:class-names="">Staff at the requesting (user’s home) library check NHD for requests supplied to their users.<text:s text:c="1"/></text:span></text:p>
              </text:list-item>
            </text:list>
            <text:list text:style-name="a519">
              <text:list-item>
                <text:p text:style-name="a518" text:class-names="" text:cond-style-name=""><text:span text:style-name="a517" text:class-names="">Details of satisfied requests are automatically exported into the LMS.<text:s text:c="1"/></text:span></text:p>
              </text:list-item>
            </text:list>
          </draw:text-box>
          <svg:title/>
          <svg:desc/>
        </draw:frame>
        <draw:frame draw:id="id91" draw:style-name="a529" draw:name="TextBox 20" svg:x="4.26452in" svg:y="5.31932in" svg:width="3.00821in" svg:height="1.3127in">
          <draw:text-box>
            <text:p text:style-name="a528" text:class-names="" text:cond-style-name=""><text:span text:style-name="a521" text:class-names="">NOTE:<text:s text:c="1"/></text:span><text:span text:style-name="a522" text:class-names="">It is unclear how the integration between the NHD and LMS will be achieved. Some LMSs do have integration (NCIP standard?) capabilities with systems such as<text:s text:c="1"/></text:span><text:span text:style-name="a523" text:class-names="">RapidILL</text:span><text:span text:style-name="a524" text:class-names=""><text:s text:c="1"/>and<text:s text:c="1"/></text:span><text:span text:style-name="a525" text:class-names="">Tipasa</text:span><text:span text:style-name="a526" text:class-names=""><text:s text:c="1"/></text:span><text:span text:style-name="a527" text:class-names=""/></text:p>
          </draw:text-box>
          <svg:title/>
          <svg:desc/>
        </draw:frame>
        <draw:custom-shape svg:x="1.96823in" svg:y="6.50269in" svg:width="0.31806in" svg:height="0.29262in" draw:id="id92" draw:style-name="a532" draw:name="Arrow: Down 14">
          <svg:title/>
          <svg:desc/>
          <text:p text:style-name="a531" text:class-names="" text:cond-style-name=""><text:span text:style-name="a530"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93" draw:style-name="a540" draw:name="TextBox 8" svg:x="0.50451in" svg:y="6.90897in" svg:width="3.24549in" svg:height="1.3127in">
          <draw:text-box>
            <text:list text:style-name="a535">
              <text:list-item>
                <text:p text:style-name="a534" text:class-names="" text:cond-style-name=""><text:span text:style-name="a533" text:class-names="">ILDS module of LMS maintains a record of the satisfied request for library audit/statistical purposes.</text:span></text:p>
              </text:list-item>
            </text:list>
            <text:list text:style-name="a539">
              <text:list-item>
                <text:p text:style-name="a538" text:class-names="" text:cond-style-name=""><text:span text:style-name="a536" text:class-names="">T</text:span><text:span text:style-name="a537" text:class-names="">he detail of supplied items is available to end users via their ‘user account’.</text:span></text:p>
              </text:list-item>
            </text:list>
          </draw:text-box>
          <svg:title/>
          <svg:desc/>
        </draw:frame>
        <draw:frame draw:id="id94" draw:style-name="a545" draw:name="TextBox 21" svg:x="4.26452in" svg:y="6.90897in" svg:width="3.00821in" svg:height="0.90879in">
          <draw:text-box>
            <text:p text:style-name="a544" text:class-names="" text:cond-style-name=""><text:span text:style-name="a541" text:class-names="">NOTE:<text:s text:c="1"/></text:span><text:span text:style-name="a542" text:class-names="">Articles supplied to users should be viewable by the user in EDS if EDS-LMS integration is achieved<text:s text:c="1"/></text:span><text:span text:style-name="a543" text:class-names=""/></text:p>
          </draw:text-box>
          <svg:title/>
          <svg:desc/>
        </draw:frame>
        <draw:custom-shape svg:x="1.96823in" svg:y="8.3148in" svg:width="0.31806in" svg:height="0.29262in" draw:id="id95" draw:style-name="a548" draw:name="Arrow: Down 15">
          <svg:title/>
          <svg:desc/>
          <text:p text:style-name="a547" text:class-names="" text:cond-style-name=""><text:span text:style-name="a546" text:class-names=""/></text:p>
          <draw:enhanced-geometry xmlns:dr3d="urn:oasis:names:tc:opendocument:xmlns:dr3d:1.0" draw:type="non-primitive" svg:viewBox="0 0 21600 21600" draw:enhanced-path="M ?f0 0 L ?f0 ?f1 0 ?f1 10800 21600 21600 ?f1 ?f2 ?f1 ?f2 0 Z N" draw:text-areas="?f0 0 ?f2 ?f5" draw:glue-points="0 ?f1 21600 ?f1" draw:glue-point-leaving-directions="-270, -90" draw:modifiers="1080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id="id96" draw:style-name="a551" draw:name="TextBox 7" svg:x="0.50451in" svg:y="8.70057in" svg:width="3.24549in" svg:height="0.30293in">
          <draw:text-box>
            <text:p text:style-name="a550" text:class-names="" text:cond-style-name=""><text:span text:style-name="a549" text:class-names="">END</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5625in" svg:y="1.77296in" svg:width="6.375in" svg:height="3.77161in"/>
      <presentation:placeholder presentation:object="subtitle" svg:x="0.9375in" svg:y="5.69001in" svg:width="5.625in" svg:height="2.6155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2" style:display-name="Title and Content">
      <presentation:placeholder presentation:object="title" svg:x="0.51563in" svg:y="0.57678in" svg:width="6.46875in" svg:height="2.09394in"/>
      <presentation:placeholder presentation:object="object" svg:x="0.51563in" svg:y="2.88387in" svg:width="6.46875in" svg:height="6.8736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3" style:display-name="Section Header">
      <presentation:placeholder presentation:object="title" svg:x="0.51172in" svg:y="2.70081in" svg:width="6.46875in" svg:height="4.50636in"/>
      <presentation:placeholder presentation:object="outline" svg:x="0.51172in" svg:y="7.24981in" svg:width="6.46875in" svg:height="2.36979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4" style:display-name="Two Content">
      <presentation:placeholder presentation:object="title" svg:x="0.51563in" svg:y="0.57678in" svg:width="6.46875in" svg:height="2.09394in"/>
      <presentation:placeholder presentation:object="object" svg:x="0.51563in" svg:y="2.88387in" svg:width="3.1875in" svg:height="6.87365in"/>
      <presentation:placeholder presentation:object="object" svg:x="3.79688in" svg:y="2.88387in" svg:width="3.1875in" svg:height="6.8736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5" style:display-name="Comparison">
      <presentation:placeholder presentation:object="title" svg:x="0.5166in" svg:y="0.57678in" svg:width="6.46875in" svg:height="2.09394in"/>
      <presentation:placeholder presentation:object="outline" svg:x="0.5166in" svg:y="2.65567in" svg:width="3.17285in" svg:height="1.3015in"/>
      <presentation:placeholder presentation:object="object" svg:x="0.5166in" svg:y="3.95718in" svg:width="3.17285in" svg:height="5.82041in"/>
      <presentation:placeholder presentation:object="outline" svg:x="3.79688in" svg:y="2.65567in" svg:width="3.18848in" svg:height="1.3015in"/>
      <presentation:placeholder presentation:object="object" svg:x="3.79688in" svg:y="3.95718in" svg:width="3.18848in" svg:height="5.82041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6" style:display-name="Title Only">
      <presentation:placeholder presentation:object="title" svg:x="0.51563in" svg:y="0.57678in" svg:width="6.46875in" svg:height="2.09394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7" style:display-name="Blank">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8" style:display-name="Content with Caption">
      <presentation:placeholder presentation:object="title" svg:x="0.5166in" svg:y="0.72222in" svg:width="2.41895in" svg:height="2.52778in"/>
      <presentation:placeholder presentation:object="object" svg:x="3.18848in" svg:y="1.5598in" svg:width="3.79688in" svg:height="7.69869in"/>
      <presentation:placeholder presentation:object="outline" svg:x="0.5166in" svg:y="3.25in" svg:width="2.41895in" svg:height="6.02103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9" style:display-name="Picture with Caption">
      <presentation:placeholder presentation:object="title" svg:x="0.5166in" svg:y="0.72222in" svg:width="2.41895in" svg:height="2.52778in"/>
      <presentation:placeholder presentation:object="graphic" svg:x="3.18848in" svg:y="1.5598in" svg:width="3.79688in" svg:height="7.69869in"/>
      <presentation:placeholder presentation:object="outline" svg:x="0.5166in" svg:y="3.25in" svg:width="2.41895in" svg:height="6.02103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10" style:display-name="Title and Vertical Text">
      <presentation:placeholder presentation:object="title" svg:x="0.51563in" svg:y="0.57678in" svg:width="6.46875in" svg:height="2.09394in"/>
      <presentation:placeholder presentation:object="outline" svg:x="0.51563in" svg:y="2.88387in" svg:width="6.46875in" svg:height="6.8736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presentation-page-layout style:name="Master1-PPL11" style:display-name="Vertical Title and Text">
      <presentation:placeholder presentation:object="title" svg:x="5.36719in" svg:y="0.57677in" svg:width="1.61719in" svg:height="9.18075in"/>
      <presentation:placeholder presentation:object="outline" svg:x="0.51563in" svg:y="0.57677in" svg:width="4.75781in" svg:height="9.18075in"/>
      <presentation:placeholder presentation:object="date-time" svg:x="0.51563in" svg:y="10.0409in" svg:width="1.6875in" svg:height="0.57677in"/>
      <presentation:placeholder presentation:object="footer" svg:x="2.48438in" svg:y="10.0409in" svg:width="2.53125in" svg:height="0.57677in"/>
      <presentation:placeholder presentation:object="page-number" svg:x="5.29688in" svg:y="10.0409in" svg:width="1.6875in" svg:height="0.57677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7.5in" fo:page-height="10.83333in" style:print-orientation="portrait" style:register-truth-ref-style-name=""/>
    </style:page-layout>
    <style:page-layout style:name="pageLayout3">
      <style:page-layout-properties fo:page-width="10in" fo:page-height="7.5in" style:print-orientation="landscape" style:register-truth-ref-style-name=""/>
    </style:page-layout>
    <style:style style:family="paragraph" style:name="a95">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0.75in" fo:margin-left="1.31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0.75in" fo:margin-left="0.1875in" fo:margin-right="0in" fo:text-indent="-0.1875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0.75in" fo:margin-left="1.68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0.75in" fo:margin-left="0.562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0.75in" fo:margin-left="0.9375in" fo:margin-right="0in" fo:text-indent="-0.1875in" fo:margin-top="0.05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3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4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375in" text:min-label-width="0.1875in"/>
        <style:text-properties fo:font-family="Arial" style:font-family-generic="swiss" style:font-pitch="variable" fo:font-size="100%"/>
      </text:list-level-style-bullet>
      <text:list-level-style-bullet text:level="3" text:bullet-char="•">
        <style:list-level-properties text:space-before="0.75in" text:min-label-width="0.1875in"/>
        <style:text-properties fo:font-family="Arial" style:font-family-generic="swiss" style:font-pitch="variable" fo:font-size="100%"/>
      </text:list-level-style-bullet>
      <text:list-level-style-bullet text:level="4" text:bullet-char="•">
        <style:list-level-properties text:space-before="1.125in" text:min-label-width="0.1875in"/>
        <style:text-properties fo:font-family="Arial" style:font-family-generic="swiss" style:font-pitch="variable" fo:font-size="100%"/>
      </text:list-level-style-bullet>
      <text:list-level-style-bullet text:level="5" text:bullet-char="•">
        <style:list-level-properties text:space-before="1.5in" text:min-label-width="0.1875in"/>
        <style:text-properties fo:font-family="Arial" style:font-family-generic="swiss" style:font-pitch="variable" fo:font-size="100%"/>
      </text:list-level-style-bullet>
      <text:list-level-style-bullet text:level="6" text:bullet-char="•">
        <style:list-level-properties text:space-before="1.875in" text:min-label-width="0.1875in"/>
        <style:text-properties fo:font-family="Arial" style:font-family-generic="swiss" style:font-pitch="variable" fo:font-size="100%"/>
      </text:list-level-style-bullet>
      <text:list-level-style-bullet text:level="7" text:bullet-char="•">
        <style:list-level-properties text:space-before="2.25in" text:min-label-width="0.1875in"/>
        <style:text-properties fo:font-family="Arial" style:font-family-generic="swiss" style:font-pitch="variable" fo:font-size="100%"/>
      </text:list-level-style-bullet>
      <text:list-level-style-bullet text:level="8" text:bullet-char="•">
        <style:list-level-properties text:space-before="2.625in" text:min-label-width="0.1875in"/>
        <style:text-properties fo:font-family="Arial" style:font-family-generic="swiss" style:font-pitch="variable" fo:font-size="100%"/>
      </text:list-level-style-bullet>
      <text:list-level-style-bullet text:level="9" text:bullet-char="•">
        <style:list-level-properties text:space-before="3in" text:min-label-width="0.187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51563in" svg:y="0.57678in" svg:width="6.46875in" svg:height="2.0939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51563in" svg:y="2.88387in" svg:width="6.46875in" svg:height="6.8736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51563in" svg:y="10.0409in" svg:width="1.6875in" svg:height="0.57677in" presentation:class="date-time" presentation:placeholder="false">
        <draw:text-box>
          <text:p text:style-name="a25" text:class-names="" text:cond-style-name=""><text:span text:style-name="a22" text:class-names=""><text:date text:fixed="false" style:data-style-name="a23">01/07/2021</text:date></text:span><text:span text:style-name="a24" text:class-names=""/></text:p>
        </draw:text-box>
        <svg:title/>
        <svg:desc/>
      </draw:frame>
      <draw:frame draw:id="id3" presentation:style-name="a29" draw:name="Footer Placeholder 4" svg:x="2.48438in" svg:y="10.0409in" svg:width="2.53125in" svg:height="0.57677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5.29688in" svg:y="10.0409in" svg:width="1.6875in" svg:height="0.57677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0.5625in" svg:y="1.77296in" svg:width="6.375in" svg:height="3.7716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0.9375in" svg:y="5.69001in" svg:width="5.625in" svg:height="2.61555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51563in" svg:y="10.0409in" svg:width="1.6875in" svg:height="0.57677in" presentation:class="date-time" presentation:placeholder="false">
        <draw:text-box>
          <text:p text:style-name="a46" text:class-names="" text:cond-style-name=""><text:span text:style-name="a43" text:class-names=""><text:date text:fixed="false" style:data-style-name="a44">01/07/2021</text:date></text:span><text:span text:style-name="a45" text:class-names=""/></text:p>
        </draw:text-box>
        <svg:title/>
        <svg:desc/>
      </draw:frame>
      <draw:frame draw:id="id8" presentation:style-name="a50" draw:name="Footer Placeholder 4" svg:x="2.48438in" svg:y="10.0409in" svg:width="2.53125in" svg:height="0.57677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5.29688in" svg:y="10.0409in" svg:width="1.6875in" svg:height="0.57677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51563in" svg:y="0.57678in" svg:width="6.46875in" svg:height="2.09394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51563in" svg:y="2.88387in" svg:width="6.46875in" svg:height="6.873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51563in" svg:y="10.0409in" svg:width="1.6875in" svg:height="0.57677in" presentation:class="date-time" presentation:placeholder="false">
        <draw:text-box>
          <text:p text:style-name="a80" text:class-names="" text:cond-style-name=""><text:span text:style-name="a77" text:class-names=""><text:date text:fixed="false" style:data-style-name="a78">01/07/2021</text:date></text:span><text:span text:style-name="a79" text:class-names=""/></text:p>
        </draw:text-box>
        <svg:title/>
        <svg:desc/>
      </draw:frame>
      <draw:frame draw:id="id13" presentation:style-name="a84" draw:name="Footer Placeholder 4" svg:x="2.48438in" svg:y="10.0409in" svg:width="2.53125in" svg:height="0.57677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5.29688in" svg:y="10.0409in" svg:width="1.6875in" svg:height="0.57677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51172in" svg:y="2.70081in" svg:width="6.46875in" svg:height="4.50636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51172in" svg:y="7.24981in" svg:width="6.46875in" svg:height="2.36979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51563in" svg:y="10.0409in" svg:width="1.6875in" svg:height="0.57677in" presentation:class="date-time" presentation:placeholder="false">
        <draw:text-box>
          <text:p text:style-name="a101" text:class-names="" text:cond-style-name=""><text:span text:style-name="a98" text:class-names=""><text:date text:fixed="false" style:data-style-name="a99">01/07/2021</text:date></text:span><text:span text:style-name="a100" text:class-names=""/></text:p>
        </draw:text-box>
        <svg:title/>
        <svg:desc/>
      </draw:frame>
      <draw:frame draw:id="id18" presentation:style-name="a105" draw:name="Footer Placeholder 4" svg:x="2.48438in" svg:y="10.0409in" svg:width="2.53125in" svg:height="0.57677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5.29688in" svg:y="10.0409in" svg:width="1.6875in" svg:height="0.57677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51563in" svg:y="0.57678in" svg:width="6.46875in" svg:height="2.09394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51563in" svg:y="2.88387in" svg:width="3.1875in" svg:height="6.87365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3.79688in" svg:y="2.88387in" svg:width="3.1875in" svg:height="6.87365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51563in" svg:y="10.0409in" svg:width="1.6875in" svg:height="0.57677in" presentation:class="date-time" presentation:placeholder="false">
        <draw:text-box>
          <text:p text:style-name="a152" text:class-names="" text:cond-style-name=""><text:span text:style-name="a149" text:class-names=""><text:date text:fixed="false" style:data-style-name="a150">01/07/2021</text:date></text:span><text:span text:style-name="a151" text:class-names=""/></text:p>
        </draw:text-box>
        <svg:title/>
        <svg:desc/>
      </draw:frame>
      <draw:frame draw:id="id24" presentation:style-name="a156" draw:name="Footer Placeholder 5" svg:x="2.48438in" svg:y="10.0409in" svg:width="2.53125in" svg:height="0.57677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5.29688in" svg:y="10.0409in" svg:width="1.6875in" svg:height="0.57677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5166in" svg:y="0.57678in" svg:width="6.46875in" svg:height="2.09394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5166in" svg:y="2.65567in" svg:width="3.17285in" svg:height="1.3015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5166in" svg:y="3.95718in" svg:width="3.17285in" svg:height="5.8204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3.79688in" svg:y="2.65567in" svg:width="3.18848in" svg:height="1.3015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3.79688in" svg:y="3.95718in" svg:width="3.18848in" svg:height="5.8204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51563in" svg:y="10.0409in" svg:width="1.6875in" svg:height="0.57677in" presentation:class="date-time" presentation:placeholder="false">
        <draw:text-box>
          <text:p text:style-name="a211" text:class-names="" text:cond-style-name=""><text:span text:style-name="a208" text:class-names=""><text:date text:fixed="false" style:data-style-name="a209">01/07/2021</text:date></text:span><text:span text:style-name="a210" text:class-names=""/></text:p>
        </draw:text-box>
        <svg:title/>
        <svg:desc/>
      </draw:frame>
      <draw:frame draw:id="id32" presentation:style-name="a215" draw:name="Footer Placeholder 7" svg:x="2.48438in" svg:y="10.0409in" svg:width="2.53125in" svg:height="0.57677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5.29688in" svg:y="10.0409in" svg:width="1.6875in" svg:height="0.57677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51563in" svg:y="0.57678in" svg:width="6.46875in" svg:height="2.09394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51563in" svg:y="10.0409in" svg:width="1.6875in" svg:height="0.57677in" presentation:class="date-time" presentation:placeholder="false">
        <draw:text-box>
          <text:p text:style-name="a228" text:class-names="" text:cond-style-name=""><text:span text:style-name="a225" text:class-names=""><text:date text:fixed="false" style:data-style-name="a226">01/07/2021</text:date></text:span><text:span text:style-name="a227" text:class-names=""/></text:p>
        </draw:text-box>
        <svg:title/>
        <svg:desc/>
      </draw:frame>
      <draw:frame draw:id="id36" presentation:style-name="a232" draw:name="Footer Placeholder 3" svg:x="2.48438in" svg:y="10.0409in" svg:width="2.53125in" svg:height="0.57677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5.29688in" svg:y="10.0409in" svg:width="1.6875in" svg:height="0.57677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51563in" svg:y="10.0409in" svg:width="1.6875in" svg:height="0.57677in" presentation:class="date-time" presentation:placeholder="false">
        <draw:text-box>
          <text:p text:style-name="a241" text:class-names="" text:cond-style-name=""><text:span text:style-name="a238" text:class-names=""><text:date text:fixed="false" style:data-style-name="a239">01/07/2021</text:date></text:span><text:span text:style-name="a240" text:class-names=""/></text:p>
        </draw:text-box>
        <svg:title/>
        <svg:desc/>
      </draw:frame>
      <draw:frame draw:id="id39" presentation:style-name="a245" draw:name="Footer Placeholder 2" svg:x="2.48438in" svg:y="10.0409in" svg:width="2.53125in" svg:height="0.57677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5.29688in" svg:y="10.0409in" svg:width="1.6875in" svg:height="0.57677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5166in" svg:y="0.72222in" svg:width="2.41895in" svg:height="2.52778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3.18848in" svg:y="1.5598in" svg:width="3.79688in" svg:height="7.69869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5166in" svg:y="3.25in" svg:width="2.41895in" svg:height="6.02103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51563in" svg:y="10.0409in" svg:width="1.6875in" svg:height="0.57677in" presentation:class="date-time" presentation:placeholder="false">
        <draw:text-box>
          <text:p text:style-name="a279" text:class-names="" text:cond-style-name=""><text:span text:style-name="a276" text:class-names=""><text:date text:fixed="false" style:data-style-name="a277">01/07/2021</text:date></text:span><text:span text:style-name="a278" text:class-names=""/></text:p>
        </draw:text-box>
        <svg:title/>
        <svg:desc/>
      </draw:frame>
      <draw:frame draw:id="id45" presentation:style-name="a283" draw:name="Footer Placeholder 5" svg:x="2.48438in" svg:y="10.0409in" svg:width="2.53125in" svg:height="0.57677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5.29688in" svg:y="10.0409in" svg:width="1.6875in" svg:height="0.57677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5166in" svg:y="0.72222in" svg:width="2.41895in" svg:height="2.52778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3.18848in" svg:y="1.5598in" svg:width="3.79688in" svg:height="7.69869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5166in" svg:y="3.25in" svg:width="2.41895in" svg:height="6.02103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51563in" svg:y="10.0409in" svg:width="1.6875in" svg:height="0.57677in" presentation:class="date-time" presentation:placeholder="false">
        <draw:text-box>
          <text:p text:style-name="a304" text:class-names="" text:cond-style-name=""><text:span text:style-name="a301" text:class-names=""><text:date text:fixed="false" style:data-style-name="a302">01/07/2021</text:date></text:span><text:span text:style-name="a303" text:class-names=""/></text:p>
        </draw:text-box>
        <svg:title/>
        <svg:desc/>
      </draw:frame>
      <draw:frame draw:id="id51" presentation:style-name="a308" draw:name="Footer Placeholder 5" svg:x="2.48438in" svg:y="10.0409in" svg:width="2.53125in" svg:height="0.57677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5.29688in" svg:y="10.0409in" svg:width="1.6875in" svg:height="0.57677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51563in" svg:y="0.57678in" svg:width="6.46875in" svg:height="2.09394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51563in" svg:y="2.88387in" svg:width="6.46875in" svg:height="6.87365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51563in" svg:y="10.0409in" svg:width="1.6875in" svg:height="0.57677in" presentation:class="date-time" presentation:placeholder="false">
        <draw:text-box>
          <text:p text:style-name="a338" text:class-names="" text:cond-style-name=""><text:span text:style-name="a335" text:class-names=""><text:date text:fixed="false" style:data-style-name="a336">01/07/2021</text:date></text:span><text:span text:style-name="a337" text:class-names=""/></text:p>
        </draw:text-box>
        <svg:title/>
        <svg:desc/>
      </draw:frame>
      <draw:frame draw:id="id56" presentation:style-name="a342" draw:name="Footer Placeholder 4" svg:x="2.48438in" svg:y="10.0409in" svg:width="2.53125in" svg:height="0.57677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5.29688in" svg:y="10.0409in" svg:width="1.6875in" svg:height="0.57677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5.36719in" svg:y="0.57677in" svg:width="1.61719in" svg:height="9.18075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51563in" svg:y="0.57677in" svg:width="4.75781in" svg:height="9.18075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51563in" svg:y="10.0409in" svg:width="1.6875in" svg:height="0.57677in" presentation:class="date-time" presentation:placeholder="false">
        <draw:text-box>
          <text:p text:style-name="a372" text:class-names="" text:cond-style-name=""><text:span text:style-name="a369" text:class-names=""><text:date text:fixed="false" style:data-style-name="a370">01/07/2021</text:date></text:span><text:span text:style-name="a371" text:class-names=""/></text:p>
        </draw:text-box>
        <svg:title/>
        <svg:desc/>
      </draw:frame>
      <draw:frame draw:id="id61" presentation:style-name="a376" draw:name="Footer Placeholder 4" svg:x="2.48438in" svg:y="10.0409in" svg:width="2.53125in" svg:height="0.57677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5.29688in" svg:y="10.0409in" svg:width="1.6875in" svg:height="0.57677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Richard Bridgen</meta:initial-creator>
    <dc:creator>Richard Bridgen</dc:creator>
    <meta:creation-date>2021-07-01T11:06:55Z</meta:creation-date>
    <dc:date>2021-07-01T13:42:42Z</dc:date>
    <meta:template xlink:href="Office%20Theme" xlink:type="simple"/>
    <meta:editing-cycles>6</meta:editing-cycles>
    <meta:editing-duration>PT2230S</meta:editing-duration>
    <meta:document-statistic meta:paragraph-count="35" meta:word-count="597"/>
  </office:meta>
</office:document-meta>
</file>